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line-height-at-least="0cm" fo:text-align="start"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78656"/>
    </style:style>
    <style:style style:name="P2" style:family="paragraph" style:parent-style-name="Standard" style:list-style-name="WW8Num13">
      <style:text-properties officeooo:paragraph-rsid="00178656"/>
    </style:style>
    <style:style style:name="P3" style:family="paragraph" style:parent-style-name="Standard">
      <style:text-properties officeooo:paragraph-rsid="00178656"/>
    </style:style>
    <style:style style:name="P4" style:family="paragraph" style:parent-style-name="Standard" style:list-style-name="WW8Num13">
      <style:text-properties officeooo:paragraph-rsid="00178656"/>
    </style:style>
    <style:style style:name="P5" style:family="paragraph" style:parent-style-name="Standard">
      <style:paragraph-properties style:line-height-at-least="0cm" fo:text-align="start"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宋体" fo:font-size="10pt" officeooo:paragraph-rsid="00178656" style:letter-kerning="true" style:font-size-asian="10pt" style:font-name-complex="宋体" style:font-size-complex="10pt"/>
    </style:style>
    <style:style style:name="P6" style:family="paragraph" style:parent-style-name="Standard">
      <style:paragraph-properties style:line-height-at-least="0cm" fo:text-align="start"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宋体" fo:font-size="10pt" officeooo:paragraph-rsid="00178656" style:letter-kerning="true" style:font-size-asian="10pt" style:font-name-complex="宋体" style:font-size-complex="10pt"/>
    </style:style>
    <style:style style:name="P7" style:family="paragraph" style:parent-style-name="Standard">
      <style:text-properties officeooo:paragraph-rsid="00178656"/>
    </style:style>
    <style:style style:name="P8" style:family="paragraph" style:parent-style-name="Standard">
      <style:paragraph-properties fo:margin-left="0.635cm" fo:margin-right="0cm" fo:text-indent="0cm" style:auto-text-indent="false"/>
      <style:text-properties officeooo:paragraph-rsid="00178656"/>
    </style:style>
    <style:style style:name="P9" style:family="paragraph" style:parent-style-name="Standard">
      <style:paragraph-properties fo:margin-left="3.697cm" fo:margin-right="0cm" fo:text-indent="-3.062cm" style:auto-text-indent="false"/>
      <style:text-properties officeooo:paragraph-rsid="00178656"/>
    </style:style>
    <style:style style:name="P10" style:family="paragraph" style:parent-style-name="Standard">
      <style:paragraph-properties fo:margin-left="3.697cm" fo:margin-right="0cm" fo:text-indent="-3.062cm" style:auto-text-indent="false"/>
      <style:text-properties officeooo:paragraph-rsid="00178656"/>
    </style:style>
    <style:style style:name="P11" style:family="paragraph" style:parent-style-name="Standard">
      <style:paragraph-properties fo:margin-left="5.92cm" fo:margin-right="0cm" fo:text-indent="-5.285cm" style:auto-text-indent="false"/>
      <style:text-properties officeooo:paragraph-rsid="00178656"/>
    </style:style>
    <style:style style:name="P12" style:family="paragraph" style:parent-style-name="Standard">
      <style:paragraph-properties fo:margin-left="5.92cm" fo:margin-right="0cm" fo:text-indent="-5.285cm" style:auto-text-indent="false"/>
      <style:text-properties officeooo:paragraph-rsid="00178656"/>
    </style:style>
    <style:style style:name="P13" style:family="paragraph" style:parent-style-name="Standard">
      <style:paragraph-properties fo:margin-left="2.956cm" fo:margin-right="0cm" fo:text-indent="-2.321cm" style:auto-text-indent="false"/>
      <style:text-properties officeooo:paragraph-rsid="00178656"/>
    </style:style>
    <style:style style:name="P14" style:family="paragraph" style:parent-style-name="Standard">
      <style:paragraph-properties fo:margin-left="2.956cm" fo:margin-right="0cm" fo:text-indent="-2.321cm" style:auto-text-indent="false"/>
      <style:text-properties officeooo:paragraph-rsid="00178656"/>
    </style:style>
    <style:style style:name="P15" style:family="paragraph" style:parent-style-name="Standard">
      <style:paragraph-properties fo:margin-left="0cm" fo:margin-right="0cm" fo:text-indent="0.767cm" style:auto-text-indent="false"/>
      <style:text-properties officeooo:paragraph-rsid="00178656"/>
    </style:style>
    <style:style style:name="P16" style:family="paragraph" style:parent-style-name="Standard">
      <style:paragraph-properties fo:margin-left="0cm" fo:margin-right="0cm" fo:text-indent="0.767cm" style:auto-text-indent="false"/>
      <style:text-properties officeooo:paragraph-rsid="00178656"/>
    </style:style>
    <style:style style:name="P17" style:family="paragraph" style:parent-style-name="Standard">
      <style:paragraph-properties fo:margin-left="0cm" fo:margin-right="0cm" fo:text-indent="0.741cm" style:auto-text-indent="false"/>
      <style:text-properties officeooo:paragraph-rsid="00178656"/>
    </style:style>
    <style:style style:name="P18" style:family="paragraph" style:parent-style-name="HTML_20_预设格式">
      <style:text-properties officeooo:paragraph-rsid="00178656"/>
    </style:style>
    <style:style style:name="P19" style:family="paragraph" style:parent-style-name="HTML_20_预设格式">
      <style:text-properties officeooo:paragraph-rsid="00178656"/>
    </style:style>
    <style:style style:name="T1" style:family="text">
      <style:text-properties style:font-name="宋体" fo:font-size="10pt" style:letter-kerning="true" style:font-size-asian="10pt" style:font-name-complex="宋体" style:font-size-complex="10pt"/>
    </style:style>
    <style:style style:name="T2" style:family="text">
      <style:text-properties style:font-name="宋体" fo:font-size="10pt" style:letter-kerning="true" style:font-size-asian="10pt" style:font-name-complex="宋体" style:font-size-complex="10pt"/>
    </style:style>
    <style:style style:name="T3" style:family="text">
      <style:text-properties style:font-name-asian="Times New Roman"/>
    </style:style>
    <style:style style:name="T4" style:family="text">
      <style:text-properties style:font-name-asian="Times New Roman"/>
    </style:style>
    <style:style style:name="T5" style:family="text">
      <style:text-properties officeooo:rsid="0017865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list xml:id="list3206002425" text:style-name="WW8Num13">
        <text:list-item>
          <text:p text:style-name="P2">消息格式</text:p>
        </text:list-item>
      </text:list>
      <text:p text:style-name="P3"/>
      <text:list xml:id="list33519550512537" text:continue-numbering="true" text:style-name="WW8Num13">
        <text:list-item>
          <text:list>
            <text:list-item>
              <text:p text:style-name="P2">路由请求（RREQ）消息格式</text:p>
            </text:list-item>
          </text:list>
        </text:list-item>
      </text:list>
      <text:p text:style-name="P8"/>
      <text:p text:style-name="P8">Type（种类）<text:tab/><text:tab/><text:span text:style-name="T5">1</text:span></text:p>
      <text:p text:style-name="P8"/>
      <text:p text:style-name="P8">J<text:tab/><text:tab/><text:tab/><text:tab/>Join flag （加入标志）：为多播保留</text:p>
      <text:p text:style-name="P8"/>
      <text:p text:style-name="P8">R<text:tab/><text:tab/><text:tab/><text:tab/>Repair flag （修复标志）：<text:span text:style-name="T3"> </text:span>为多播保留</text:p>
      <text:p text:style-name="P8"/>
      <text:p text:style-name="P9">G<text:tab/><text:tab/>Gratuitous RREP flag （免费路由回复标志）：<text:span text:style-name="T3"> </text:span>指示是否该向目标节点IP地址域指定的节点发送一个免费路由回复消息。</text:p>
      <text:p text:style-name="P9"/>
      <text:p text:style-name="P9">D<text:tab/><text:tab/>Destination only flag （仅允许目的节点回复标志）：标志置位则仅允许目的节点回复本条路由请求。</text:p>
      <text:p text:style-name="P9"/>
      <text:p text:style-name="P9">U<text:tab/><text:tab/>Unknown sequence number （未知序列号）：<text:span text:style-name="T3"> </text:span>指示目标节点序列号未知</text:p>
      <text:p text:style-name="P8"/>
      <text:p text:style-name="P8">Reserved<text:tab/><text:tab/><text:tab/>Sent as 0 （填充0）：<text:span text:style-name="T3"> </text:span>接收端忽略此字段</text:p>
      <text:p text:style-name="P8"/>
      <text:p text:style-name="P8">Hop Count<text:tab/><text:tab/>从发起节点到处理该请求的节点的跳数。</text:p>
      <text:p text:style-name="P8"/>
      <text:p text:style-name="P11">RREQ ID （路由请求标识）<text:tab/>这是一个序列号，用它和发起节点的IP就可以唯一标识一个RREQ信息。</text:p>
      <text:p text:style-name="P11"/>
      <text:p text:style-name="P11">Destination IP Address （目标节点IP地址）</text:p>
      <text:p text:style-name="P11"><text:tab/>目的节点的IP地址，本RREQ消息的任务就是想在发起节点和目的节点之间建立一条路由。</text:p>
      <text:p text:style-name="P11"/>
      <text:p text:style-name="P11">Destination Sequence Number （目标节点序列号）</text:p>
      <text:p text:style-name="P11"><text:tab/>发起节点在以前通往目标节点的路由信息中能找到的最新的序列号。</text:p>
      <text:p text:style-name="P11"/>
      <text:p text:style-name="P11">Originator IP Address （发起节点IP地址）</text:p>
      <text:p text:style-name="P11"><text:tab/>发起本条路由请求消息的节点的IP地址。</text:p>
      <text:p text:style-name="P11"/>
      <text:p text:style-name="P11">Originator Sequence Number （发起节点序列号）</text:p>
      <text:p text:style-name="P11"><text:tab/>指向发起者的路由表项中正在使用的序列号。</text:p>
      <text:p text:style-name="P11"/>
      <text:list xml:id="list33519420547774" text:continue-numbering="true" text:style-name="WW8Num13">
        <text:list-item>
          <text:list>
            <text:list-item>
              <text:p text:style-name="P2">路由回复（RREP）消息格式</text:p>
            </text:list-item>
          </text:list>
        </text:list-item>
      </text:list>
      <text:p text:style-name="P5"/>
      <text:p text:style-name="P1"><text:span text:style-name="T1"><text:s text:c="4"/></text:span></text:p>
      <text:p text:style-name="P5"/>
      <text:p text:style-name="P8">Type<text:tab/><text:tab/><text:tab/>2</text:p>
      <text:p text:style-name="P8"/>
      <text:p text:style-name="P8">R<text:tab/><text:tab/><text:tab/>Repair flag 修复标志；用于多播</text:p>
      <text:p text:style-name="P8"/>
      <text:p text:style-name="P8">A<text:tab/><text:tab/><text:tab/>Acknowledgment required 需要确认；见5.4节和6.7节。</text:p>
      <text:p text:style-name="P8"/>
      <text:p text:style-name="P8"><text:soft-page-break/>Reserved<text:tab/><text:tab/>Sent as 0 填充0；<text:span text:style-name="T3"> </text:span>接收时忽略此字段。</text:p>
      <text:p text:style-name="P8"/>
      <text:p text:style-name="P9">Prefix Size<text:tab/><text:tab/>前缀长度。这个字段为5个bit（值为0到31），如果非0，则代表下一跳节点可以作为任何具有相同路由前缀的节点被请求时的目的节点。这个“相同路由前缀”就是Prefix Size定义的前缀。</text:p>
      <text:p text:style-name="P9"/>
      <text:p text:style-name="P9">Hop Count<text:tab/>从发起节点到目标节点的跳数。对多播路由请求，这个跳数则是从发起节点到多播节点组里产生RREP信息的节点的跳数。</text:p>
      <text:p text:style-name="P9"/>
      <text:p text:style-name="P9">Destination IP Address</text:p>
      <text:p text:style-name="P9"><text:tab/>目标节点的IP地址，一条路由将提供给这个节点。</text:p>
      <text:p text:style-name="P9"/>
      <text:p text:style-name="P9">Destination Sequence Number</text:p>
      <text:p text:style-name="P9"><text:tab/>和这条路由联系在一起的目标序列号</text:p>
      <text:p text:style-name="P9"/>
      <text:p text:style-name="P9">Originator IP Address</text:p>
      <text:p text:style-name="P9"><text:tab/>发起RREQ消息的节点的IP地址，路由将被提供给这个节点。</text:p>
      <text:p text:style-name="P9"/>
      <text:p text:style-name="P9">Lifetime<text:tab/>路由生命时间，单位为毫秒。在这段时间内，接收RREP的节点会认为这条路由是有效的。</text:p>
      <text:p text:style-name="P9"/>
      <text:p text:style-name="P3"><text:span text:style-name="T3"><text:s text:c="4"/></text:span>注意到Prefix Size（前缀长度）使得一个子网的路由器能够为子网内所有的主机提供路由信息，而这个所谓的“子网”则是由路由前缀来定义的。路由前缀由子网路由器和前缀长度共同决定。（比如192.168.3就是一个长度为24的路由前缀，那么所有以192.168.3开头的IP就属于同一个子网——译者注）。为了让这个特性发挥作用，子网路由器必须保证它和其他所有具有相同子网前缀的主机都是可达的。当前缀长度非零时，所有的路由信息（包括先驱信息）都必须遵循子网路由，而不是单独的包含子网内目的主机的地址。</text:p>
      <text:list xml:id="list33519665066213" text:continue-numbering="true" text:style-name="WW8Num13">
        <text:list-item>
          <text:list>
            <text:list-item>
              <text:p text:style-name="P2">路由错误（RERR）消息格式</text:p>
            </text:list-item>
          </text:list>
        </text:list-item>
      </text:list>
      <text:p text:style-name="P8"/>
      <text:p text:style-name="P1"><text:span text:style-name="T1"><text:s text:c="4"/></text:span></text:p>
      <text:p text:style-name="P5"/>
      <text:p text:style-name="P8">Type<text:tab/><text:tab/><text:tab/>类型，RERR的此字段为3</text:p>
      <text:p text:style-name="P8"/>
      <text:p text:style-name="P13">N<text:tab/><text:tab/>No delete flag 不必删除标志；当一个节点已经对这条连接作了本地修复时，这个标志位置位，这样上游的节点就不用删除这条路由。</text:p>
      <text:p text:style-name="P13"/>
      <text:p text:style-name="P13">Reserved<text:tab/>保留字段，填充0，接收端不作处理。</text:p>
      <text:p text:style-name="P13"/>
      <text:p text:style-name="P13">DestCount<text:tab/>本消息内包含的不可达目的节点的数目，必须至少为1.</text:p>
      <text:p text:style-name="P13"/>
      <text:p text:style-name="P13">Unreachable Destination IP Address</text:p>
      <text:p text:style-name="P13"><text:tab/>因为连接断开而不可达的目的节点的IP地址。</text:p>
      <text:p text:style-name="P13"/>
      <text:p text:style-name="P13">Unreachable Destination Sequence Number</text:p>
      <text:p text:style-name="P13"><text:tab/>路由表项里不可达目的节点的序列号。这个不可达节点的IP就是上面那个Unreachable Destination IP Address。</text:p>
      <text:p text:style-name="P3"/>
      <text:p text:style-name="P15">当一条连接断开导致一个或多个节点不可达时，RERR消息就会被发出。</text:p>
      <text:p text:style-name="P15"/>
      <text:list xml:id="list33519880898239" text:continue-numbering="true" text:style-name="WW8Num13">
        <text:list-item>
          <text:list>
            <text:list-item>
              <text:p text:style-name="P2"><text:soft-page-break/>路由回复确认（RREP-ACK）消息格式</text:p>
            </text:list-item>
          </text:list>
        </text:list-item>
      </text:list>
      <text:p text:style-name="P8"/>
      <text:p text:style-name="P17">当收到一条’A’位（‘需要确认’位）被置位的RREP消息时，必须回发一条路由回复确认消息作为响应。当网络中存在单向连接而导致路由发现的往返过程无法完成时，这是一个典型的操作。</text:p>
      <text:p text:style-name="P3"/>
      <text:p text:style-name="P5"><text:s text:c="4"/></text:p>
      <text:p text:style-name="P5"/>
      <text:p text:style-name="P1"><text:span text:style-name="T1"><text:s text:c="6"/>Type <text:s text:c="7"/></text:span><text:span text:style-name="T1">消息种类标志，RREP-ACK消息的这个标志是</text:span><text:span text:style-name="T1">4</text:span></text:p>
      <text:p text:style-name="P5"/>
      <text:p text:style-name="P1"><text:span text:style-name="T1"><text:s text:c="6"/>Reserved <text:s text:c="3"/></text:span><text:span text:style-name="T1">填充0</text:span><text:span text:style-name="T1">; </text:span><text:span text:style-name="T1">接收时忽略。</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TML_20_预设格式" style:display-name="HTML 预设格式" style:family="paragraph" style:parent-style-name="Standard">
      <style:paragraph-properties fo:text-align="start"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宋体" fo:font-family="宋体, SimSun" style:font-pitch="variable" fo:font-size="12pt" style:letter-kerning="true" style:font-size-asian="12pt" style:font-name-complex="宋体" style:font-family-complex="宋体, SimSun" style:font-pitch-complex="variable"/>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3z1" style:num-suffix="." style:num-format="1" text:display-levels="2">
        <style:list-level-properties text:list-level-position-and-space-mode="label-alignment">
          <style:list-level-label-alignment text:label-followed-by="listtab" text:list-tab-stop-position="1.635cm" fo:text-indent="-1cm" fo:margin-left="1.635cm"/>
        </style:list-level-properties>
      </text:list-level-style-number>
      <text:list-level-style-number text:level="3" text:style-name="WW8Num13z2" style:num-suffix="." style:num-format="1" text:display-levels="3">
        <style:list-level-properties text:list-level-position-and-space-mode="label-alignment">
          <style:list-level-label-alignment text:label-followed-by="listtab" text:list-tab-stop-position="2.838cm" fo:text-indent="-1.251cm" fo:margin-left="2.838cm"/>
        </style:list-level-properties>
      </text:list-level-style-number>
      <text:list-level-style-number text:level="4" text:style-name="WW8Num13z3"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WW8Num13z4"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WW8Num13z5"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WW8Num13z6"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WW8Num13z7"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WW8Num13z8"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4T03:30:45.940948735</meta:creation-date>
    <meta:generator>LibreOffice/5.4.6.2$Linux_X86_64 LibreOffice_project/40m0$Build-2</meta:generator>
    <dc:date>2018-12-14T03:35:14.611732419</dc:date>
    <meta:editing-duration>PT4M28S</meta:editing-duration>
    <meta:editing-cycles>2</meta:editing-cycles>
    <meta:document-statistic meta:table-count="0" meta:image-count="0" meta:object-count="0" meta:page-count="3" meta:paragraph-count="51" meta:word-count="1264" meta:character-count="1940" meta:non-whitespace-character-count="1781"/>
  </office:meta>
</office:document-meta>
</file>